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llbackOverrideDefaultRollbackTrueTransactionalTests.verifyInitialTes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llbackOverrideDefaultRollbackTrueTransactionalTests.setDataSourc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lbackOverrideDefaultRollbackTrueTransactionalTests.verifyFinalTes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lbackOverrideDefaultRollbackTrueTransactionalTests.modifyTestDataWithin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